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3bfa3" officeooo:paragraph-rsid="0013bfa3"/>
    </style:style>
    <style:style style:name="P2" style:family="paragraph" style:parent-style-name="Text_20_body">
      <style:paragraph-properties fo:text-align="justify" style:justify-single-word="false"/>
      <style:text-properties officeooo:paragraph-rsid="001144c1"/>
    </style:style>
    <style:style style:name="P3" style:family="paragraph" style:parent-style-name="Text_20_body">
      <style:paragraph-properties fo:text-align="justify" style:justify-single-word="false"/>
      <style:text-properties officeooo:paragraph-rsid="0019ca22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officeooo:rsid="00134113" officeooo:paragraph-rsid="001144c1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officeooo:rsid="0028b384" officeooo:paragraph-rsid="0028b384"/>
    </style:style>
    <style:style style:name="P6" style:family="paragraph" style:parent-style-name="Title">
      <style:text-properties officeooo:rsid="000c13b6" officeooo:paragraph-rsid="000c13b6"/>
    </style:style>
    <style:style style:name="P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ca22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36526f"/>
    </style:style>
    <style:style style:name="P9" style:family="paragraph" style:parent-style-name="Standard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59d35" officeooo:paragraph-rsid="0019ca22" style:text-blinking="false" fo:background-color="transparent"/>
    </style:style>
    <style:style style:name="P10" style:family="paragraph" style:parent-style-name="Text_20_body">
      <style:paragraph-properties fo:text-align="justify" style:justify-single-word="false"/>
      <style:text-properties officeooo:rsid="00397aa8" officeooo:paragraph-rsid="00397aa8"/>
    </style:style>
    <style:style style:name="P11" style:family="paragraph" style:parent-style-name="Text_20_body">
      <style:paragraph-properties fo:text-align="justify" style:justify-single-word="false"/>
      <style:text-properties officeooo:rsid="00397aa8" officeooo:paragraph-rsid="003ce1eb"/>
    </style:style>
    <style:style style:name="P1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9dbf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ca22" officeooo:paragraph-rsid="00229dbf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13b6" officeooo:paragraph-rsid="0019ca22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officeooo:paragraph-rsid="0019ca22" style:text-blinking="false" fo:background-color="transparent"/>
    </style:style>
    <style:style style:name="P16" style:family="paragraph" style:parent-style-name="Heading_20_2">
      <style:text-properties officeooo:paragraph-rsid="003f9331"/>
    </style:style>
    <style:style style:name="P17" style:family="paragraph" style:parent-style-name="Heading_20_2">
      <style:paragraph-properties fo:break-before="page"/>
      <style:text-properties officeooo:paragraph-rsid="003f9331"/>
    </style:style>
    <style:style style:name="P18" style:family="paragraph" style:parent-style-name="Heading_20_1">
      <style:text-properties officeooo:rsid="00397aa8" officeooo:paragraph-rsid="00397aa8"/>
    </style:style>
    <style:style style:name="P19" style:family="paragraph" style:parent-style-name="Heading_20_1">
      <style:text-properties officeooo:paragraph-rsid="0019ca22"/>
    </style:style>
    <style:style style:name="T1" style:family="text">
      <style:text-properties style:font-name="Arial" fo:font-size="11pt" officeooo:rsid="000c13b6" style:font-size-asian="11pt" style:font-size-complex="11pt"/>
    </style:style>
    <style:style style:name="T2" style:family="text">
      <style:text-properties style:font-name="Arial" fo:font-size="11pt" officeooo:rsid="001144c1" style:font-size-asian="11pt" style:font-size-complex="11pt"/>
    </style:style>
    <style:style style:name="T3" style:family="text">
      <style:text-properties style:font-name="Arial" fo:font-size="11pt" officeooo:rsid="00134113" style:font-size-asian="11pt" style:font-size-complex="11pt"/>
    </style:style>
    <style:style style:name="T4" style:family="text">
      <style:text-properties style:font-name="Arial" fo:font-size="11pt" officeooo:rsid="00189b50" style:font-size-asian="11pt" style:font-size-complex="11pt"/>
    </style:style>
    <style:style style:name="T5" style:family="text">
      <style:text-properties style:font-name="Arial" fo:font-size="11pt" officeooo:rsid="002473b4" style:font-size-asian="11pt" style:font-size-complex="11pt"/>
    </style:style>
    <style:style style:name="T6" style:family="text">
      <style:text-properties style:font-name="Arial" fo:font-size="11pt" officeooo:rsid="003f9331" style:font-size-asian="11pt" style:font-size-complex="11pt"/>
    </style:style>
    <style:style style:name="T7" style:family="text">
      <style:text-properties style:font-name="Arial" fo:font-size="11pt" officeooo:rsid="003fc627" style:font-size-asian="11pt" style:font-size-complex="11pt"/>
    </style:style>
    <style:style style:name="T8" style:family="text">
      <style:text-properties officeooo:rsid="0019ca22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9db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dfc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54f9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a9f7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03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65ea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526f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3b3b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cdb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6f5e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1eb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d251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cdb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b3cdb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b6f5e" style:text-blinking="false" fo:background-color="transparent" loext:char-shading-value="0" style:font-weight-asian="bold" style:font-weight-complex="bold"/>
    </style:style>
    <style:style style:name="T27" style:family="text">
      <style:text-properties officeooo:rsid="00206896"/>
    </style:style>
    <style:style style:name="T28" style:family="text">
      <style:text-properties officeooo:rsid="0036526f"/>
    </style:style>
    <style:style style:name="T29" style:family="text">
      <style:text-properties officeooo:rsid="00397aa8"/>
    </style:style>
    <style:style style:name="T30" style:family="text">
      <style:text-properties officeooo:rsid="003f93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D<text:span text:style-name="T29">2</text:span> - OpenMP <text:span text:style-name="T29">Cartographie et Réduction</text:span></text:p>
      <text:p text:style-name="P9"><text:tab/><text:span text:style-name="T28">Ce TD a consisté en l’optimisation de programmes de calcul sur des vecteurs et matrices à l’aide d’OpenMP. L</text:span>es résultats des temps d'exécution de <text:span text:style-name="T28">ces</text:span> programmes <text:span text:style-name="T28">et l’évaluation de performance résultante est résumée ci-dessous</text:span>.</text:p>
      <text:p text:style-name="P7"><text:tab/>Les valeurs données sont les moyennes des temps sur 10 essais.</text:p>
      <text:p text:style-name="P12"><text:tab/><text:span text:style-name="T8">L’ordinateur utilisé pour l’évaluation de performances est un des nœuds « dahu » du site de Grenoble de Grid’5000 :</text:span></text:p>
      <text:p text:style-name="P13">CPU : 2x Intel Xeon Gold 6130 à 16 cœurs/CPU, 192 Gio de RAM, Stockage : 240 Go SSD + 480 Go SSD + 4.0 To HDD, Réseau : 10 Gbps + 100 Gbps Omni-Path.</text:p>
      <text:p text:style-name="P14"><text:tab/>Dans les données de passage à l'échelle fort, la valeur avec 0 cœur correspond en réalité à une compilation sans l'option « -fopenmp », donc non parallélisée et s'exécutant sur un seul cœur.</text:p>
      <text:p text:style-name="P15"/>
      <text:p text:style-name="P8"><text:span text:style-name="T10"><text:tab/></text:span><text:span text:style-name="T11">La totalité d</text:span><text:span text:style-name="T15">e la réalisation du TD</text:span><text:span text:style-name="T11"> peut être retrouvée sur le </text:span><text:span text:style-name="T17">dépôt </text:span><text:span text:style-name="T11">GitHub public : </text:span><text:a xlink:type="simple" xlink:href="https://github.com/Pyhro36/TD-1-OpenMP" text:style-name="Internet_20_link" text:visited-style-name="Visited_20_Internet_20_Link">https://github.com/Pyhro36/TD-1-OpenMP</text:a><text:span text:style-name="T11">. </text:span><text:span text:style-name="T13">La branche « master » a été la branche de travail. </text:span><text:span text:style-name="T15">Les branches « question21, question22, question23 ... » sont les branches de rendu décrites ci-dessous. </text:span><text:span text:style-name="T10">Les fichiers et méthodes ayant servis à l’évaluation des performances sont décrits dans le fichier « README.md » </text:span><text:span text:style-name="T16">dans les branches correspondantes</text:span><text:span text:style-name="T10">.</text:span></text:p>
      <text:h text:style-name="P18" text:outline-level="1">2.1 Parallel for</text:h>
      <text:p text:style-name="P5"><text:tab/><text:span text:style-name="T9"><text:tab/>Le code chaque question de cette partie est contenu sur une branche correspondante dans le </text:span><text:span text:style-name="T17">dépôt </text:span><text:span text:style-name="T9">GitHub : « question2X » pour la </text:span><text:span text:style-name="T24">question 2.X</text:span><text:span text:style-name="T9"> (</text:span><text:span text:style-name="T24">question 2.1 </text:span><text:span text:style-name="T9">: question21,... </text:span><text:span text:style-name="T24">question 2.4</text:span><text:span text:style-name="T9"> : question24,... </text:span><text:span text:style-name="T24">question 2.</text:span><text:span text:style-name="T25">7</text:span><text:span text:style-name="T9"> : question</text:span><text:span text:style-name="T23">27</text:span><text:span text:style-name="T9">).</text:span><text:span text:style-name="T14"> </text:span><text:span text:style-name="T9">Les fichiers </text:span><text:span text:style-name="T12">et méthodes</text:span><text:span text:style-name="T9"> concernés</text:span><text:span text:style-name="T23"> par la réponse à la question</text:span><text:span text:style-name="T9"> sont décrits dans le fichier « README.md ». </text:span><text:span text:style-name="T12">Il suffit donc de faire un checkout de chaque branche pour accéder au code, dans le fichier « main.cpp ». </text:span></text:p>
      <text:p text:style-name="P10"><text:span text:style-name="T12"><text:tab/></text:span><text:span text:style-name="T9">Pour la </text:span><text:span text:style-name="T24">question 2.4</text:span><text:span text:style-name="T18">, le code utilisé avec OpenMP dans la méthode « parallelLetterCount(char** mat, int height, int width, int* result) » pour faire le calcul sur le problème complet a été choisi car il est fonctionnellement correct d’après la norme OpenMP et permet expérimentalement de résoudre de manière la plus optimisée le problème. Idem pour la </text:span><text:span text:style-name="T24">question 2.6</text:span><text:span text:style-name="T18">.</text:span></text:p>
      <text:p text:style-name="P10"><text:span text:style-name="T18"><text:tab/></text:span><text:span text:style-name="T19">Pour les </text:span><text:span text:style-name="T25">question</text:span><text:span text:style-name="T26"> 2.5</text:span><text:span text:style-name="T20"> à</text:span><text:span text:style-name="T19"> </text:span><text:span text:style-name="T25">question 2.7</text:span><text:span text:style-name="T19">, on nomme « hauteur » (« height ») le nombre de lignes et « largeur » (« width ») le nombre de colonnes de la matrice générée aléatoirement et dont on veut compter les occurrences de lettres. On nomme « sous-hauteur » (« underHeight ») le nombre de lignes et « sous-largeur » (« underWidth ») le nombre de colonnes des sous-matrices issues du découpage du problème en sous-problèmes.</text:span></text:p>
      <text:p text:style-name="P11"><text:span text:style-name="T19"><text:tab/></text:span><text:span text:style-name="T21">Pour la </text:span><text:span text:style-name="T25">question 2.7</text:span><text:span text:style-name="T19">, </text:span><text:span text:style-name="T21">pour les passages à l’échelle, </text:span><text:span text:style-name="T22">les rapports entre chacune des dimensions des matrices et celles des sous-matrices a été choisi dans le script « perf_eval.sh » de manière à optimiser au plus le calcul, d’après les expériences de tests amont. 100 100000 10 1000</text:span></text:p>
      <text:h text:style-name="P17" text:outline-level="2">Passage à l'échelle fort</text:h>
      <text:h text:style-name="P16" text:outline-level="2">Passage à l'échelle f<text:span text:style-name="T30">aible</text:span></text:h>
      <text:h text:style-name="P19" text:outline-level="1"><text:span text:style-name="T8">Conclusions</text:span></text:h>
      <text:p text:style-name="P3"><text:span text:style-name="T1"><text:tab/></text:span><text:span text:style-name="T2">Globalement, on constate que la compilation avec OpenMP permet une amélioration des performances </text:span><text:span text:style-name="T5">et</text:span><text:span text:style-name="T2"> même </text:span><text:span text:style-name="T5">parfois </text:span><text:span text:style-name="T2">lorsqu'on utilise qu'un seul cœur par rapport à une compilation normale non parallélisée. Cela peut s'expliquer par le fait que la compilation OpenMP intègre des optimisation</text:span><text:span text:style-name="T4">s</text:span><text:span text:style-name="T2"> de code à la compilation.</text:span></text:p>
      <text:p text:style-name="P2"><text:span text:style-name="T2"><text:tab/></text:span><text:span text:style-name="T6">Cependant, par exemple d</text:span><text:span text:style-name="T2">ans le cas des passage</text:span><text:span text:style-name="T5">s</text:span><text:span text:style-name="T2"> à l'échelle forts, on constate </text:span><text:span text:style-name="T6">que l’</text:span><text:span text:style-name="T2">amélioration des performances </text:span><text:span text:style-name="T6">ne suit pas l’augmentation du nombre de coeurs</text:span><text:span text:style-name="T2">. Le fait est qu'avec l'augmentation du nombre de cœurs, il y a un écart de plus en plus important au résultat attendu si le passage l'échelle fort était parfait (division par 2 du temps de calcul). Il est dû au temps de calcul nécessaire à la création, la destruction </text:span><text:span text:style-name="T7">et la synchronisation</text:span><text:span text:style-name="T2"> des threads OpenMP, </text:span><text:span text:style-name="T3">augmentant </text:span><text:span text:style-name="T2">avec </text:span><text:span text:style-name="T3">le nombre de cœurs, </text:span><text:span text:style-name="T7">et très complexes à gérer dans le cas des nombreuses boucles imbriquées de l’algorithme présentant un grand nombre de tâches</text:span><text:span text:style-name="T3">.</text:span></text:p>
      <text:p text:style-name="P4"><text:tab/><text:span text:style-name="T27">A</text:span>vec le passage à l'échelle faible, <text:span text:style-name="T30">on constate le même overhead de plus important, la méthode par découpage ne semble donc pas adaptée via OpenMP au passage à l’éch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bfa3" officeooo:paragraph-rsid="0013bf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A de Lyon 5IF - Rapport TD1 - OpenMP – Pierre-Louis Lefebv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29:31.097516262</meta:creation-date>
    <dc:date>2019-02-05T23:27:13.056554933</dc:date>
    <meta:editing-duration>PT2H20M25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668" meta:character-count="3988" meta:non-whitespace-character-count="3324"/>
  </office:meta>
</office:document-meta>
</file>